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Park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43">
            <text:p>243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USD" office:value="425.431460896835">
            <text:p>$425,43</text:p>
          </table:table-cell>
          <table:table-cell table:style-name="ce6" table:formula="of:=[.F2]-[.B3]/[.B4]" office:value-type="currency" office:currency="USD" office:value="340.594251594509">
            <text:p>$340,59</text:p>
          </table:table-cell>
          <table:table-cell table:style-name="ce16" table:formula="of:=[.G2]/1.07" office:value-type="currency" office:currency="EUR" office:value="318.312384667766">
            <text:p>318,31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ce5" office:value-type="float" office:value="10.944">
            <text:p>10,944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19]+[.G20]" office:value-type="currency" office:currency="USD" office:value="318.448857066052">
            <text:p>$318,45</text:p>
          </table:table-cell>
          <table:table-cell table:style-name="ce8" table:formula="of:=[.F3]-[.B3]/[.B4]" office:value-type="currency" office:currency="USD" office:value="233.611647763726">
            <text:p>$233,61</text:p>
          </table:table-cell>
          <table:table-cell table:style-name="ce17" table:formula="of:=[.G3]/1.07" office:value-type="currency" office:currency="EUR" office:value="218.328642769837">
            <text:p>218,33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12.3799655021">
            <text:p>212,3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29">
            <text:p>0,129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USD" office:value="179.640829852875">
            <text:p>$179,64</text:p>
          </table:table-cell>
          <table:table-cell table:style-name="ce15" table:formula="of:=[.F4]-[.B3]/[.B4]" office:value-type="currency" office:currency="USD" office:value="94.8036205505496">
            <text:p>$94,80</text:p>
          </table:table-cell>
          <table:table-cell table:style-name="ce18" table:formula="of:=[.G4]/1.07" office:value-type="currency" office:currency="EUR" office:value="88.6015145332239">
            <text:p>88,60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0.09">
            <text:p>$10,0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5.045">
            <text:p>$5,05</text:p>
          </table:table-cell>
          <table:table-cell table:style-name="ce6"/>
          <table:table-cell table:style-name="ce6" table:formula="of:=[.B8]/(1+[.D2])^(1/4)" office:value-type="currency" office:currency="USD" office:value="4.9603831795137">
            <text:p>$4,96</text:p>
          </table:table-cell>
          <table:table-cell table:style-name="ce8" table:formula="of:=[.B5]/2" office:value-type="currency" office:currency="USD" office:value="5.045">
            <text:p>$5,05</text:p>
          </table:table-cell>
          <table:table-cell table:style-name="ce8"/>
          <table:table-cell table:style-name="ce8" table:formula="of:=[.E8]/(1+[.D3])^(1/4)" office:value-type="currency" office:currency="USD" office:value="4.94314939322499">
            <text:p>$4,94</text:p>
          </table:table-cell>
          <table:table-cell table:style-name="ce9" table:formula="of:=[.B5]/2" office:value-type="currency" office:currency="USD" office:value="5.045">
            <text:p>$5,05</text:p>
          </table:table-cell>
          <table:table-cell table:style-name="ce9"/>
          <table:table-cell table:style-name="ce9" table:formula="of:=[.H8]/(1+[.D4])^(1/4)" office:value-type="currency" office:currency="USD" office:value="4.92621088241699">
            <text:p>$4,9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8.7674">
            <text:p>$18,77</text:p>
          </table:table-cell>
          <table:table-cell office:value-type="percentage" office:value="0.86">
            <text:p>86,00%</text:p>
          </table:table-cell>
          <table:table-cell table:formula="of:=[.B9]/(1+[.$D$2])^[.A9]" office:value-type="currency" office:currency="USD" office:value="17.5396261682243">
            <text:p>$17,54</text:p>
          </table:table-cell>
          <table:table-cell table:formula="of:=[.B5]*(1+[.F9])" office:value-type="currency" office:currency="USD" office:value="18.4647">
            <text:p>$18,46</text:p>
          </table:table-cell>
          <table:table-cell office:value-type="percentage" office:value="0.83">
            <text:p>83,00%</text:p>
          </table:table-cell>
          <table:table-cell table:formula="of:=[.E9]/(1+[.$D$3])^[.A9]" office:value-type="currency" office:currency="USD" office:value="17.0181566820277">
            <text:p>$17,02</text:p>
          </table:table-cell>
          <table:table-cell table:formula="of:=[.B5]*(1+[.I9])" office:value-type="currency" office:currency="USD" office:value="13.117">
            <text:p>$13,12</text:p>
          </table:table-cell>
          <table:table-cell office:value-type="percentage" office:value="0.3">
            <text:p>30,00%</text:p>
          </table:table-cell>
          <table:table-cell table:formula="of:=[.H9]/(1+[.$D$4])^[.A9]" office:value-type="currency" office:currency="USD" office:value="11.9245454545455">
            <text:p>$11,9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1.019488">
            <text:p>$21,02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USD" office:value="18.359234867674">
            <text:p>$18,36</text:p>
          </table:table-cell>
          <table:table-cell table:formula="of:=[.E9]*(1+[.F10])" office:value-type="currency" office:currency="USD" office:value="19.757229">
            <text:p>$19,76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USD" office:value="16.7828826265157">
            <text:p>$16,78</text:p>
          </table:table-cell>
          <table:table-cell table:formula="of:=[.H9]*(1+[.I10])" office:value-type="currency" office:currency="USD" office:value="14.16636">
            <text:p>$14,17</text:p>
          </table:table-cell>
          <table:table-cell office:value-type="percentage" office:value="0.08">
            <text:p>8,00%</text:p>
          </table:table-cell>
          <table:table-cell table:formula="of:=[.H10]/(1+[.$D$4])^[.A10]" office:value-type="currency" office:currency="USD" office:value="11.7077355371901">
            <text:p>$11,7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4.1724112">
            <text:p>$24,17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USD" office:value="19.7318879418926">
            <text:p>$19,73</text:p>
          </table:table-cell>
          <table:table-cell table:formula="of:=[.E10]*(1+[.F11])" office:value-type="currency" office:currency="USD" office:value="22.12809648">
            <text:p>$22,13</text:p>
          </table:table-cell>
          <table:table-cell office:value-type="percentage" office:value="0.12">
            <text:p>12,00%</text:p>
          </table:table-cell>
          <table:table-cell table:formula="of:=[.E11]/(1+[.$D$3])^[.A11]" office:value-type="currency" office:currency="USD" office:value="17.3242659370485">
            <text:p>$17,32</text:p>
          </table:table-cell>
          <table:table-cell table:formula="of:=[.H10]*(1+[.I11])" office:value-type="currency" office:currency="USD" office:value="14.4496872">
            <text:p>$14,45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10.8562638617581">
            <text:p>$10,8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5.622755872">
            <text:p>$25,62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19.5474777742114">
            <text:p>$19,55</text:p>
          </table:table-cell>
          <table:table-cell table:formula="of:=[.E11]*(1+[.F12])" office:value-type="currency" office:currency="USD" office:value="23.0132203392">
            <text:p>$23,01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16.6057479949589">
            <text:p>$16,61</text:p>
          </table:table-cell>
          <table:table-cell table:formula="of:=[.H11]*(1+[.I12])" office:value-type="currency" office:currency="USD" office:value="14.594184072">
            <text:p>$14,59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9.9680240912506">
            <text:p>$9,9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6.64766610688">
            <text:p>$26,65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8.9994176497008">
            <text:p>$19,00</text:p>
          </table:table-cell>
          <table:table-cell table:formula="of:=[.E12]*(1+[.F13])" office:value-type="currency" office:currency="USD" office:value="23.473484745984">
            <text:p>$23,47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15.6109335989476">
            <text:p>$15,61</text:p>
          </table:table-cell>
          <table:table-cell table:formula="of:=[.H12]*(1+[.I13])" office:value-type="currency" office:currency="USD" office:value="14.74012591272">
            <text:p>$14,74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9.15245848378464">
            <text:p>$9,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7.7135727511552">
            <text:p>$27,71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8.4667236969055">
            <text:p>$18,47</text:p>
          </table:table-cell>
          <table:table-cell table:formula="of:=[.E13]*(1+[.F14])" office:value-type="currency" office:currency="USD" office:value="23.9429544409037">
            <text:p>$23,94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4.6757163787341">
            <text:p>$14,68</text:p>
          </table:table-cell>
          <table:table-cell table:formula="of:=[.H13]*(1+[.I14])" office:value-type="currency" office:currency="USD" office:value="14.8875271718472">
            <text:p>$14,89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8.40362097147499">
            <text:p>$8,4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8.8221156612014">
            <text:p>$28,82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7.948965088581">
            <text:p>$17,95</text:p>
          </table:table-cell>
          <table:table-cell table:formula="of:=[.E14]*(1+[.F15])" office:value-type="currency" office:currency="USD" office:value="24.4218135297218">
            <text:p>$24,42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3.796525996598">
            <text:p>$13,80</text:p>
          </table:table-cell>
          <table:table-cell table:formula="of:=[.H14]*(1+[.I15])" office:value-type="currency" office:currency="USD" office:value="15.0364024435657">
            <text:p>$15,04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7.71605198289976">
            <text:p>$7,7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9.9750002876495">
            <text:p>$29,98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17.4457230767516">
            <text:p>$17,45</text:p>
          </table:table-cell>
          <table:table-cell table:formula="of:=[.E15]*(1+[.F16])" office:value-type="currency" office:currency="USD" office:value="24.9102498003162">
            <text:p>$24,91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12.9700060060184">
            <text:p>$12,97</text:p>
          </table:table-cell>
          <table:table-cell table:formula="of:=[.H15]*(1+[.I16])" office:value-type="currency" office:currency="USD" office:value="15.1867664680013">
            <text:p>$15,19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7.08473863884432">
            <text:p>$7,0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1.1740002991554">
            <text:p>$31,17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16.956590654039">
            <text:p>$16,96</text:p>
          </table:table-cell>
          <table:table-cell table:formula="of:=[.E16]*(1+[.F17])" office:value-type="currency" office:currency="USD" office:value="25.4084547963225">
            <text:p>$25,41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2.1930010379159">
            <text:p>$12,19</text:p>
          </table:table-cell>
          <table:table-cell table:formula="of:=[.H16]*(1+[.I17])" office:value-type="currency" office:currency="USD" office:value="15.3386341326813">
            <text:p>$15,34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6.50507820475706">
            <text:p>$6,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2.4209603111217">
            <text:p>$32,42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6.4811722244865">
            <text:p>$16,48</text:p>
          </table:table-cell>
          <table:table-cell table:formula="of:=[.E17]*(1+[.F18])" office:value-type="currency" office:currency="USD" office:value="25.916623892249">
            <text:p>$25,92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1.4625447545385">
            <text:p>$11,46</text:p>
          </table:table-cell>
          <table:table-cell table:formula="of:=[.H17]*(1+[.I18])" office:value-type="currency" office:currency="USD" office:value="15.4920204740082">
            <text:p>$15,49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5.97284453345875">
            <text:p>$5,97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8:.D18])" office:value-type="currency" office:currency="USD" office:value="186.43720232198">
            <text:p>$186,44</text:p>
          </table:table-cell>
          <table:table-cell/>
          <table:table-cell table:style-name="ce8"/>
          <table:table-cell table:formula="of:=SUM([.G8:.G18])" office:value-type="currency" office:currency="USD" office:value="153.382930406528">
            <text:p>$153,38</text:p>
          </table:table-cell>
          <table:table-cell/>
          <table:table-cell table:style-name="ce9"/>
          <table:table-cell table:formula="of:=SUM([.J8:.J18])" office:value-type="currency" office:currency="USD" office:value="94.2175726423807">
            <text:p>$94,2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86.314404666825">
            <text:p>$486,31</text:p>
          </table:table-cell>
          <table:table-cell table:style-name="ce6"/>
          <table:table-cell table:formula="of:=[.B20]/(1+[.D2])^([.A18]+1/2)" office:value-type="currency" office:currency="USD" office:value="238.994258574854">
            <text:p>$238,99</text:p>
          </table:table-cell>
          <table:table-cell table:formula="of:=[.E18]*[.D5]" office:value-type="currency" office:currency="USD" office:value="388.749358383734">
            <text:p>$388,75</text:p>
          </table:table-cell>
          <table:table-cell table:style-name="ce8"/>
          <table:table-cell table:formula="of:=[.E20]/(1+[.D3])^([.A18]+1/2)" office:value-type="currency" office:currency="USD" office:value="165.065926659523">
            <text:p>$165,07</text:p>
          </table:table-cell>
          <table:table-cell table:formula="of:=[.H18]*[.D5]" office:value-type="currency" office:currency="USD" office:value="232.380307110122">
            <text:p>$232,38</text:p>
          </table:table-cell>
          <table:table-cell table:style-name="ce9"/>
          <table:table-cell table:formula="of:=[.H20]/(1+[.D4])^([.A18]+1/2)" office:value-type="currency" office:currency="USD" office:value="85.4232572104945">
            <text:p>$85,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7:15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7:15:06.56</dc:date>
    <dc:creator>aaa </dc:creator>
    <meta:editing-duration>P3DT1H56M18S</meta:editing-duration>
    <meta:editing-cycles>67</meta:editing-cycles>
    <meta:generator>OpenOffice/4.1.5$Win32 OpenOffice.org_project/415m1$Build-9789</meta:generator>
    <meta:document-statistic meta:table-count="5" meta:cell-count="691" meta:object-count="0"/>
  </office:meta>
</office:document-meta>
</file>